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7_1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7</text:p>
      <text:p text:style-name="P2">Restrictions: ? 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Leopold Levy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funeral/</text:p>
      <text:p text:style-name="P6">"Happy is <text:span text:style-name="T2">he</text:span><text:span text:style-name="T3"> every one that feareth the Lord, that walketh in his ways."/ <text:s/>So begins one of those fifteen charming psalms, which the/ Scriptural writer called "Songs of degrees." <text:s/>It might be reason-/-ably supposed that the introductory sentence opens to our/ mental views a picture of duties immediately connected with the exer-/-cise of Justice and mercy. <text:s/>On reading that preface we/ might expect an urgent exhortation to follow the Biblical precepts/ and adhere to piety. <text:s/>But instead of such admonitions, we/ hear this: "When thou shalt eat of the labor of thy hands, thou/ shalt be happy and it will be well with thee." <text:s/>Does the/ psalmist then consider handicraft the effective means to draw/ the creature to his Creator as to an inseparable associate? <text:s/>Does/ he regard manual labor a stream whence Divine favors flow?/ <text:s/>Precisely so, and the Sages understood him in that sense,/ when they added to the passage just quoted, </text:span><text:span text:style-name="T2">sentence,</text:span><text:span text:style-name="T3"> the assurance that/ the blessings promised by the inspired author, would be felt/ here and likewise hereafter" [Hebrew] Happy shalt thou be in/ this world, and happy in the world to come."/</text:span></text:p>
      <text:p text:style-name="P6"><text:span text:style-name="T3">This is not the occasion to show the high value which/ Holy Writ and its Talmudic expositors place on manual labor,/ else I could </text:span><text:span text:style-name="T2">by citations</text:span><text:span text:style-name="T3"> bring the conviction home to every mind, that/</text:span></text:p>
      <text:p text:style-name="P6"><text:span text:style-name="T3"/></text:p>
      <text:p text:style-name="P6"><text:span text:style-name="T3">[Page 2]</text:span></text:p>
      <text:p text:style-name="P6"><text:span text:style-name="T3">industry is adorned by Judaism with the insignia/ of unfading nobility. <text:s/>But having been asked to/ perform </text:span><text:span text:style-name="T2">the</text:span><text:span text:style-name="T3"> funeral rites over the mortal remains of an Israelite,/ whose career strikingly illustrated the teaching of our/ psalmist, I </text:span><text:span text:style-name="T2">have</text:span><text:span text:style-name="T3"> deem</text:span><text:span text:style-name="T2">ed</text:span><text:span text:style-name="T3"> it fit to explain why he ought/ to be carried to his grave amidst </text:span><text:soft-page-break/><text:span text:style-name="T3">the solemnity of prayers,/ and why he is entitled to an honorable mention among the/ community of his people. <text:s/>I do not know/ whether my venerable brother in faith was conversant with/ the maxims of the Rabbis, but in listening to an account/ of his life work I was strongly reminded of one of our olden/ preceptors who with unsurpassing independence of mind/ said: (If there be in [?]) "Strip a carcass in a thoroughfare and live on the wages/ made, and do not refuse the office as too menial, because/ thou art a priest, or art </text:span><text:span text:style-name="T2">considered</text:span><text:span text:style-name="T3"> looked upon as a great man."/</text:span></text:p>
      <text:p text:style-name="P6"><text:span text:style-name="T3">Leopold Levy had enjoyed a competence in his native land,/ and lost it by untoward circumstances. <text:s/>Many a man/ is unmanned when cast down from a certain height by a/ stroke of misfortune. <text:s/>He will then drag an existence of unambi-/-tious lowliness. <text:s/>The energy with which nature has endowed/ him sinks into sloth; his former activity is recovered/ no more. <text:s/>Not so was it with our deceased coreligionist./</text:span></text:p>
      <text:p text:style-name="P6"><text:span text:style-name="T3"/></text:p>
      <text:p text:style-name="P6"><text:span text:style-name="T3">[Page 3]</text:span></text:p>
      <text:p text:style-name="P6"><text:span text:style-name="T3"><text:tab/>Doubtless, his heart misgave him, when the Crimean/ war entailed upon his household poverty, but he did not long/ remain in a state of dejection. <text:s/>If a voluntary exile/ must be his lot, inertness shall not accompany him/ to a foreign country. <text:s/>Leopold Levy believed with the/ psalmist in the powerful efficacy of handicraft, and/ the </text:span><text:span text:style-name="T2">teaching</text:span><text:span text:style-name="T3"> lesson of the Sages that by its agency we may/ win lasting felicity, became his polar star. <text:s/>Did he/ reach the haven of his desires? <text:s/>Ask it of his six children,/ who love industry and pride themselves in the paternal ex/-ample. <text:s/>They mirror forth the spirit of self reliance/ whereby </text:span><text:span text:style-name="T2">which</text:span><text:span text:style-name="T3"> their further overcame impediments at which/ others less manly would have stood in awe and started/ back. <text:s/>From his offspring you will learn that the/ departed, while treading this nether path, continued undaunted,/ and when the irrevocable message came, it found him in a/ state of ease, satisfied with the endeavours that had yeilded[sic!]/ him upon earth abundant comforts, and given a promise/ that it would be well with him also in </text:span><text:span text:style-name="T2">another</text:span><text:span text:style-name="T3"> a field of spiri-/-tual labors [Hebrew]. <text:s/>Naturally, his sons and daughters had/ formed plans, whose execution would have afforded them filial/ delight. <text:s/>Their parents should spend a far advanced age patriarchally/ </text:span></text:p>
      <text:p text:style-name="P6"><text:span text:style-name="T3"/></text:p>
      <text:p text:style-name="P6"><text:span text:style-name="T3">[Page 4]</text:span></text:p>
      <text:p text:style-name="P6"><text:span text:style-name="T3">in the enjoyment of the fruits of their own/ planting, when they set deep into the hearts of their/ progeny the germs of </text:span><text:span text:style-name="T2">d</text:span><text:span text:style-name="T3"> industry. <text:s/></text:span><text:span text:style-name="T2">But</text:span><text:span text:style-name="T3"> As Sovereign/ wisdom decreed otherwise and to it they reverently bow./ <text:s/>They lament the failure of their designs, but they are content be-/-cause the tears shed when their mother was summoned hence, and/ those now drawn at the thought of a terrestrial separation </text:span><text:span text:style-name="T2">with</text:span><text:span text:style-name="T3"> from/ their father, are not mingled with remorse, but blended with/ </text:span><text:span text:style-name="T2">the</text:span><text:span text:style-name="T3"> memories joyous, sweet and soul elevating. <text:s/>The child-/-ren of Leopold Levy realize that if the religion of/ Israel does demand sacrifices of every one who feareth the/ Lord, and walketh in His ways," it still encourages hu-/-man independence, it upholds human dignity, and declares/ him blessed everlastingly who uses well the physical and/ intellectual faculties </text:span><text:span text:style-name="T2">wherewith</text:span><text:span text:style-name="T3"> which the Creator of nature/ has abundantly granted. <text:s/>May the mourners ever ap-/-preciate those consolatory truths; may this solemn hour/ add intensity to their Jewish sentiments, so that they/ will practically carry out the tenets and ordinances of/ the Law in which Leopold Levy was born and in/ which he died. <text:s/>(Here followed a prayer for/ the repose of the deceased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22T14:23:37.59</meta:creation-date>
    <meta:document-statistic meta:table-count="0" meta:image-count="0" meta:object-count="0" meta:page-count="3" meta:paragraph-count="71" meta:word-count="1030" meta:character-count="6438"/>
    <dc:date>2012-10-22T14:51:20.35</dc:date>
    <dc:creator>Penn Libraries</dc:creator>
    <meta:editing-duration>PT00H11M42S</meta:editing-duration>
    <meta:editing-cycles>1</meta:editing-cycles>
    <meta:generator>OpenOffice.org/3.2$Win32 OpenOffice.org_project/320m12$Build-9483</meta:generator>
  </office:meta>
</office:document-meta>
</file>